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fd58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officeooo:paragraph-rsid="0004d523"/>
    </style:style>
    <style:style style:name="P5" style:family="paragraph" style:parent-style-name="Text_20_body" style:list-style-name="L3">
      <style:paragraph-properties fo:margin-top="0in" fo:margin-bottom="0in" style:contextual-spacing="false"/>
      <style:text-properties fo:font-weight="bold" officeooo:rsid="0004d523" officeooo:paragraph-rsid="0004d523" style:font-weight-asian="bold" style:font-weight-complex="bold"/>
    </style:style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4">
      <style:paragraph-properties fo:margin-top="0in" fo:margin-bottom="0in" style:contextual-spacing="false"/>
      <style:text-properties officeooo:paragraph-rsid="000c99f6"/>
    </style:style>
    <style:style style:name="P8" style:family="paragraph" style:parent-style-name="Text_20_body" style:list-style-name="L4">
      <style:text-properties officeooo:paragraph-rsid="000c99f6"/>
    </style:style>
    <style:style style:name="P9" style:family="paragraph" style:parent-style-name="Text_20_body" style:list-style-name="L5">
      <style:paragraph-properties fo:margin-top="0in" fo:margin-bottom="0in" style:contextual-spacing="false"/>
      <style:text-properties officeooo:paragraph-rsid="000c99f6"/>
    </style:style>
    <style:style style:name="P10" style:family="paragraph" style:parent-style-name="Text_20_body" style:list-style-name="L6">
      <style:paragraph-properties fo:margin-top="0in" fo:margin-bottom="0in" style:contextual-spacing="false"/>
      <style:text-properties officeooo:paragraph-rsid="000c99f6"/>
    </style:style>
    <style:style style:name="P11" style:family="paragraph" style:parent-style-name="Text_20_body" style:list-style-name="L7">
      <style:paragraph-properties fo:margin-top="0in" fo:margin-bottom="0in" style:contextual-spacing="false"/>
      <style:text-properties officeooo:paragraph-rsid="000c99f6"/>
    </style:style>
    <style:style style:name="P12" style:family="paragraph" style:parent-style-name="Text_20_body" style:list-style-name="L8">
      <style:paragraph-properties fo:margin-top="0in" fo:margin-bottom="0in" style:contextual-spacing="false"/>
    </style:style>
    <style:style style:name="P13" style:family="paragraph" style:parent-style-name="Text_20_body" style:list-style-name="L8">
      <style:text-properties officeooo:paragraph-rsid="000c99f6"/>
    </style:style>
    <style:style style:name="P14" style:family="paragraph" style:parent-style-name="Text_20_body" style:list-style-name="L9">
      <style:paragraph-properties fo:margin-top="0in" fo:margin-bottom="0in" style:contextual-spacing="false"/>
      <style:text-properties officeooo:paragraph-rsid="000c99f6"/>
    </style:style>
    <style:style style:name="P15" style:family="paragraph" style:parent-style-name="Text_20_body" style:list-style-name="L10">
      <style:paragraph-properties fo:margin-top="0in" fo:margin-bottom="0in" style:contextual-spacing="false"/>
      <style:text-properties officeooo:paragraph-rsid="000c99f6"/>
    </style:style>
    <style:style style:name="P16" style:family="paragraph" style:parent-style-name="Text_20_body" style:list-style-name="L11">
      <style:paragraph-properties fo:margin-top="0in" fo:margin-bottom="0in" style:contextual-spacing="false"/>
      <style:text-properties officeooo:paragraph-rsid="000c99f6"/>
    </style:style>
    <style:style style:name="P17" style:family="paragraph" style:parent-style-name="Text_20_body" style:list-style-name="L12">
      <style:paragraph-properties fo:margin-top="0in" fo:margin-bottom="0in" style:contextual-spacing="false"/>
      <style:text-properties officeooo:paragraph-rsid="000c99f6"/>
    </style:style>
    <style:style style:name="P18" style:family="paragraph" style:parent-style-name="Text_20_body" style:list-style-name="L13">
      <style:paragraph-properties fo:margin-top="0in" fo:margin-bottom="0in" style:contextual-spacing="false"/>
      <style:text-properties officeooo:paragraph-rsid="000c99f6"/>
    </style:style>
    <style:style style:name="P19" style:family="paragraph" style:parent-style-name="Text_20_body" style:list-style-name="L13">
      <style:text-properties officeooo:paragraph-rsid="000c99f6"/>
    </style:style>
    <style:style style:name="P20" style:family="paragraph" style:parent-style-name="Text_20_body" style:list-style-name="L14">
      <style:paragraph-properties fo:margin-top="0in" fo:margin-bottom="0in" style:contextual-spacing="false"/>
      <style:text-properties officeooo:paragraph-rsid="000de8c9"/>
    </style:style>
    <style:style style:name="P21" style:family="paragraph" style:parent-style-name="Text_20_body" style:list-style-name="L14">
      <style:text-properties officeooo:paragraph-rsid="000de8c9"/>
    </style:style>
    <style:style style:name="P22" style:family="paragraph" style:parent-style-name="Text_20_body" style:list-style-name="L15">
      <style:paragraph-properties fo:margin-top="0in" fo:margin-bottom="0in" style:contextual-spacing="false"/>
      <style:text-properties officeooo:paragraph-rsid="000de8c9"/>
    </style:style>
    <style:style style:name="P23" style:family="paragraph" style:parent-style-name="Text_20_body" style:list-style-name="L15">
      <style:text-properties officeooo:paragraph-rsid="000de8c9"/>
    </style:style>
    <style:style style:name="P24" style:family="paragraph" style:parent-style-name="Text_20_body" style:list-style-name="L16">
      <style:paragraph-properties fo:margin-top="0in" fo:margin-bottom="0in" style:contextual-spacing="false"/>
    </style:style>
    <style:style style:name="P25" style:family="paragraph" style:parent-style-name="Text_20_body" style:list-style-name="L17">
      <style:paragraph-properties fo:margin-top="0in" fo:margin-bottom="0in" style:contextual-spacing="false"/>
      <style:text-properties officeooo:paragraph-rsid="000de8c9"/>
    </style:style>
    <style:style style:name="P26" style:family="paragraph" style:parent-style-name="Text_20_body" style:list-style-name="L18">
      <style:paragraph-properties fo:margin-top="0in" fo:margin-bottom="0in" style:contextual-spacing="false"/>
      <style:text-properties officeooo:paragraph-rsid="00072ebe"/>
    </style:style>
    <style:style style:name="P27" style:family="paragraph" style:parent-style-name="Text_20_body" style:list-style-name="L19">
      <style:paragraph-properties fo:margin-top="0in" fo:margin-bottom="0in" style:contextual-spacing="false"/>
      <style:text-properties officeooo:paragraph-rsid="000de8c9"/>
    </style:style>
    <style:style style:name="P28" style:family="paragraph" style:parent-style-name="Text_20_body" style:list-style-name="L20">
      <style:paragraph-properties fo:margin-top="0in" fo:margin-bottom="0in" style:contextual-spacing="false"/>
      <style:text-properties officeooo:paragraph-rsid="000de8c9"/>
    </style:style>
    <style:style style:name="P29" style:family="paragraph" style:parent-style-name="Text_20_body" style:list-style-name="L21">
      <style:paragraph-properties fo:margin-top="0in" fo:margin-bottom="0in" style:contextual-spacing="false"/>
      <style:text-properties officeooo:paragraph-rsid="000de8c9"/>
    </style:style>
    <style:style style:name="P30" style:family="paragraph" style:parent-style-name="Text_20_body" style:list-style-name="L22">
      <style:text-properties officeooo:paragraph-rsid="000de8c9"/>
    </style:style>
    <style:style style:name="P31" style:family="paragraph" style:parent-style-name="Text_20_body" style:list-style-name="L23">
      <style:paragraph-properties fo:margin-top="0in" fo:margin-bottom="0in" style:contextual-spacing="false"/>
      <style:text-properties officeooo:paragraph-rsid="000de8c9"/>
    </style:style>
    <style:style style:name="P32" style:family="paragraph" style:parent-style-name="Text_20_body" style:list-style-name="L23">
      <style:text-properties officeooo:paragraph-rsid="000de8c9"/>
    </style:style>
    <style:style style:name="P33" style:family="paragraph" style:parent-style-name="Text_20_body" style:list-style-name="L24">
      <style:paragraph-properties fo:margin-top="0in" fo:margin-bottom="0in" style:contextual-spacing="false"/>
      <style:text-properties officeooo:paragraph-rsid="000de8c9"/>
    </style:style>
    <style:style style:name="P34" style:family="paragraph" style:parent-style-name="Text_20_body" style:list-style-name="L24">
      <style:text-properties officeooo:paragraph-rsid="000de8c9"/>
    </style:style>
    <style:style style:name="P35" style:family="paragraph" style:parent-style-name="Text_20_body" style:list-style-name="L25">
      <style:paragraph-properties fo:margin-top="0in" fo:margin-bottom="0in" style:contextual-spacing="false"/>
      <style:text-properties officeooo:paragraph-rsid="000de8c9"/>
    </style:style>
    <style:style style:name="P36" style:family="paragraph" style:parent-style-name="Text_20_body" style:list-style-name="L25">
      <style:text-properties officeooo:paragraph-rsid="000de8c9"/>
    </style:style>
    <style:style style:name="P37" style:family="paragraph" style:parent-style-name="Text_20_body" style:list-style-name="L26">
      <style:paragraph-properties fo:margin-top="0in" fo:margin-bottom="0in" style:contextual-spacing="false"/>
      <style:text-properties officeooo:paragraph-rsid="000de8c9"/>
    </style:style>
    <style:style style:name="P38" style:family="paragraph" style:parent-style-name="Text_20_body" style:list-style-name="L26">
      <style:text-properties officeooo:paragraph-rsid="000de8c9"/>
    </style:style>
    <style:style style:name="P39" style:family="paragraph" style:parent-style-name="Text_20_body" style:list-style-name="L27">
      <style:paragraph-properties fo:margin-top="0in" fo:margin-bottom="0in" style:contextual-spacing="false"/>
      <style:text-properties officeooo:paragraph-rsid="000fd58e"/>
    </style:style>
    <style:style style:name="P40" style:family="paragraph" style:parent-style-name="Text_20_body" style:list-style-name="L27">
      <style:text-properties officeooo:paragraph-rsid="000fd58e"/>
    </style:style>
    <style:style style:name="P41" style:family="paragraph" style:parent-style-name="Text_20_body" style:list-style-name="L27">
      <style:paragraph-properties fo:margin-top="0in" fo:margin-bottom="0in" style:contextual-spacing="false"/>
    </style:style>
    <style:style style:name="P42" style:family="paragraph" style:parent-style-name="Text_20_body" style:list-style-name="L28">
      <style:paragraph-properties fo:margin-top="0in" fo:margin-bottom="0in" style:contextual-spacing="false"/>
      <style:text-properties officeooo:paragraph-rsid="000fd58e"/>
    </style:style>
    <style:style style:name="P43" style:family="paragraph" style:parent-style-name="Text_20_body" style:list-style-name="L28">
      <style:text-properties officeooo:paragraph-rsid="000fd58e"/>
    </style:style>
    <style:style style:name="P44" style:family="paragraph" style:parent-style-name="Text_20_body" style:list-style-name="L28">
      <style:paragraph-properties fo:margin-top="0in" fo:margin-bottom="0in" style:contextual-spacing="false"/>
    </style:style>
    <style:style style:name="P45" style:family="paragraph" style:parent-style-name="Text_20_body" style:list-style-name="L29">
      <style:paragraph-properties fo:margin-top="0in" fo:margin-bottom="0in" style:contextual-spacing="false"/>
      <style:text-properties officeooo:paragraph-rsid="000fd58e"/>
    </style:style>
    <style:style style:name="P46" style:family="paragraph" style:parent-style-name="Text_20_body" style:list-style-name="L30">
      <style:paragraph-properties fo:margin-top="0in" fo:margin-bottom="0in" style:contextual-spacing="false"/>
      <style:text-properties officeooo:paragraph-rsid="000fd58e"/>
    </style:style>
    <style:style style:name="P47" style:family="paragraph" style:parent-style-name="Text_20_body" style:list-style-name="L30">
      <style:text-properties officeooo:paragraph-rsid="000fd58e"/>
    </style:style>
    <style:style style:name="T1" style:family="text">
      <style:text-properties officeooo:rsid="0004d523"/>
    </style:style>
    <style:style style:name="T2" style:family="text">
      <style:text-properties fo:font-weight="bold" officeooo:rsid="0004d523" style:font-weight-asian="bold" style:font-weight-complex="bold"/>
    </style:style>
    <style:style style:name="T3" style:family="text">
      <style:text-properties fo:font-weight="bold" officeooo:rsid="00072ebe" style:font-weight-asian="bold" style:font-weight-complex="bold"/>
    </style:style>
    <style:style style:name="T4" style:family="text">
      <style:text-properties fo:font-weight="bold" officeooo:rsid="000970be" style:font-weight-asian="bold" style:font-weight-complex="bold"/>
    </style:style>
    <style:style style:name="T5" style:family="text">
      <style:text-properties fo:font-weight="bold" officeooo:rsid="0007cff9" style:font-weight-asian="bold" style:font-weight-complex="bold"/>
    </style:style>
    <style:style style:name="T6" style:family="text">
      <style:text-properties fo:font-weight="bold" officeooo:rsid="000c99f6" style:font-weight-asian="bold" style:font-weight-complex="bold"/>
    </style:style>
    <style:style style:name="T7" style:family="text">
      <style:text-properties fo:font-weight="bold" officeooo:rsid="000de8c9" style:font-weight-asian="bold" style:font-weight-complex="bold"/>
    </style:style>
    <style:style style:name="T8" style:family="text">
      <style:text-properties fo:font-weight="bold" officeooo:rsid="000fd58e" style:font-weight-asian="bold" style:font-weight-complex="bold"/>
    </style:style>
    <style:style style:name="T9" style:family="text">
      <style:text-properties fo:font-weight="bold" officeooo:rsid="0008b181" style:font-weight-asian="bold" style:font-weight-complex="bold"/>
    </style:style>
    <style:style style:name="T10" style:family="text">
      <style:text-properties fo:font-weight="bold" officeooo:rsid="0010f7ea" style:font-weight-asian="bold" style:font-weight-complex="bold"/>
    </style:style>
    <style:style style:name="T11" style:family="text">
      <style:text-properties officeooo:rsid="00072ebe"/>
    </style:style>
    <style:style style:name="T12" style:family="text">
      <style:text-properties officeooo:rsid="0010f7e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DdeLink__656_3724632904"/><text:bookmark-start text:name="__DdeLink__1390_3724632904"/><text:bookmark-start text:name="__DdeLink__974_3724632904"/>Content &amp; Information Architecture</text:h>
      <text:p text:style-name="Text_20_body"><text:span text:style-name="Strong_20_Emphasis">About the "Currently/Previously/Studied/Listening" Section:</text:span></text:p>
      <text:list xml:id="list3913329336" text:style-name="L1">
        <text:list-item>
          <text:p text:style-name="P3">Do you want this as a hero section or a dedicated "About Me" section? <text:line-break/><text:bookmark-start text:name="__DdeLink__4_623095903"/><text:bookmark-start text:name="__DdeLink__662_3724632904"/><text:bookmark-start text:name="__DdeLink__658_3724632904"/><text:span text:style-name="T2">Answer:</text:span><text:bookmark-end text:name="__DdeLink__4_623095903"/><text:bookmark-end text:name="__DdeLink__658_3724632904"/><text:span text:style-name="T2"> </text:span><text:bookmark-end text:name="__DdeLink__662_3724632904"/><text:span text:style-name="T2">Not sure, lets keep this elsewhere for now</text:span></text:p>
        </text:list-item>
        <text:list-item>
          <text:p text:style-name="P3">Should the Spotify integration show: </text:p>
          <text:list>
            <text:list-item>
              <text:p text:style-name="P3"><text:bookmark-start text:name="__DdeLink__6_623095903"/>Only currently playing track<text:bookmark-end text:name="__DdeLink__6_623095903"/>? </text:p>
            </text:list-item>
            <text:list-item>
              <text:p text:style-name="P3">Recently played tracks if nothing is playing? </text:p>
            </text:list-item>
          </text:list>
        </text:list-item>
      </text:list>
      <text:list text:style-name="L2">
        <text:list-item>
          <text:list>
            <text:list-item>
              <text:p text:style-name="P4">Your top tracks/artists over time? <text:line-break/><text:bookmark-start text:name="__DdeLink__8_623095903"/><text:span text:style-name="T2">Answer:</text:span><text:bookmark-end text:name="__DdeLink__8_623095903"/><text:span text:style-name="T2"> Only currently playing track</text:span></text:p>
            </text:list-item>
          </text:list>
        </text:list-item>
      </text:list>
      <text:list text:continue-list="list3913329336" text:style-name="L1">
        <text:list-item>
          <text:p text:style-name="P2">For the Listening section - do you want to display album art, progress bar, or just track info? </text:p>
        </text:list-item>
      </text:list>
      <text:list text:style-name="L3">
        <text:list-item>
          <text:list>
            <text:list-header>
              <text:p text:style-name="P5">Answer: Lets see whats possible, I’m aware we can show current listening track.</text:p>
            </text:list-header>
          </text:list>
        </text:list-item>
      </text:list>
      <text:p text:style-name="Text_20_body"><text:span text:style-name="Strong_20_Emphasis">Skills &amp; Experience Section:</text:span></text:p>
      <text:list xml:id="list2848080959" text:style-name="L4">
        <text:list-item>
          <text:p text:style-name="P6">You mentioned making experience "dynamic" with days passing - do you mean: </text:p>
        </text:list-item>
      </text:list>
      <text:list text:style-name="L5">
        <text:list-item>
          <text:list>
            <text:list-item>
              <text:p text:style-name="P9">"X days of experience with React" that auto-updates? <text:bookmark-start text:name="__DdeLink__658_3724632904 Copy 1"/><text:bookmark-start text:name="__DdeLink__4_623095903 Copy 1"/><text:span text:style-name="T2">Answer:</text:span><text:bookmark-end text:name="__DdeLink__658_3724632904 Copy 1"/><text:bookmark-end text:name="__DdeLink__4_623095903 Copy 1"/><text:span text:style-name="T2"> Yes, auto-updates everyday</text:span></text:p>
            </text:list-item>
          </text:list>
        </text:list-item>
      </text:list>
      <text:list text:style-name="L6">
        <text:list-item>
          <text:list>
            <text:list-item>
              <text:p text:style-name="P10">A timeline visualization showing skill progression? <text:bookmark-start text:name="__DdeLink__658_3724632904 Copy 2"/><text:bookmark-start text:name="__DdeLink__4_623095903 Copy 2"/><text:span text:style-name="T2">Answer:</text:span><text:bookmark-end text:name="__DdeLink__658_3724632904 Copy 2"/><text:bookmark-end text:name="__DdeLink__4_623095903 Copy 2"/><text:span text:style-name="T2"> <text:s/>No</text:span></text:p>
            </text:list-item>
          </text:list>
        </text:list-item>
      </text:list>
      <text:list text:style-name="L7">
        <text:list-item>
          <text:list>
            <text:list-item>
              <text:p text:style-name="P11">Proficiency levels that grow over time? <text:bookmark-start text:name="__DdeLink__658_3724632904 Copy 3"/><text:bookmark-start text:name="__DdeLink__4_623095903 Copy 3"/><text:span text:style-name="T2">Answer:</text:span><text:bookmark-end text:name="__DdeLink__658_3724632904 Copy 3"/><text:bookmark-end text:name="__DdeLink__4_623095903 Copy 3"/><text:span text:style-name="T2"> <text:s/>No</text:span></text:p>
            </text:list-item>
          </text:list>
        </text:list-item>
      </text:list>
      <text:list text:continue-list="list2848080959" text:style-name="L4">
        <text:list-item>
          <text:p text:style-name="P7">Should skills be categorized (Frontend, Backend, DevOps, etc.)? <text:bookmark-start text:name="__DdeLink__658_3724632904 Copy 4"/><text:bookmark-start text:name="__DdeLink__4_623095903 Copy 4"/><text:span text:style-name="T2">Answer:</text:span><text:bookmark-end text:name="__DdeLink__658_3724632904 Copy 4"/><text:bookmark-end text:name="__DdeLink__4_623095903 Copy 4"/><text:span text:style-name="T2"> <text:s/>Not necessarily</text:span></text:p>
        </text:list-item>
        <text:list-item>
          <text:p text:style-name="P8">Do you want to show certifications, courses, or just hands-on experience? <text:bookmark-start text:name="__DdeLink__658_3724632904 Copy 5"/><text:bookmark-start text:name="__DdeLink__4_623095903 Copy 5"/><text:span text:style-name="T2">Answer:</text:span><text:bookmark-end text:name="__DdeLink__658_3724632904 Copy 5"/><text:bookmark-end text:name="__DdeLink__4_623095903 Copy 5"/><text:span text:style-name="T2"> <text:s/>Experience for now</text:span></text:p>
        </text:list-item>
      </text:list>
      <text:p text:style-name="Text_20_body"><text:span text:style-name="Strong_20_Emphasis">Projects Section (Mozart &amp; Vendor Panel): </text:span><text:span text:style-name="Strong_20_Emphasis"><text:span text:style-name="T1">These are my professional career projects</text:span></text:span></text:p>
      <text:list xml:id="list371170803" text:style-name="L8">
        <text:list-item>
          <text:p text:style-name="P12">What level of detail for each project? </text:p>
        </text:list-item>
      </text:list>
      <text:list text:style-name="L9">
        <text:list-item>
          <text:list>
            <text:list-item>
              <text:p text:style-name="P14">Tech stack used <text:bookmark-start text:name="__DdeLink__658_3724632904 Copy 6"/><text:bookmark-start text:name="__DdeLink__4_623095903 Copy 6"/><text:span text:style-name="T2">Answer:</text:span><text:bookmark-end text:name="__DdeLink__658_3724632904 Copy 6"/><text:bookmark-end text:name="__DdeLink__4_623095903 Copy 6"/><text:span text:style-name="T2"> YES</text:span></text:p>
            </text:list-item>
          </text:list>
        </text:list-item>
      </text:list>
      <text:list text:style-name="L10">
        <text:list-item>
          <text:list>
            <text:list-item>
              <text:p text:style-name="P15">Problem solved <text:bookmark-start text:name="__DdeLink__658_3724632904 Copy 7"/><text:bookmark-start text:name="__DdeLink__4_623095903 Copy 7"/><text:span text:style-name="T2">Answer:</text:span><text:bookmark-end text:name="__DdeLink__658_3724632904 Copy 7"/><text:bookmark-end text:name="__DdeLink__4_623095903 Copy 7"/><text:span text:style-name="T2"> YES</text:span></text:p>
            </text:list-item>
          </text:list>
        </text:list-item>
      </text:list>
      <text:list text:style-name="L11">
        <text:list-item>
          <text:list>
            <text:list-item>
              <text:p text:style-name="P16">Your specific role/contributions <text:bookmark-start text:name="__DdeLink__658_3724632904 Copy 8"/><text:bookmark-start text:name="__DdeLink__4_623095903 Copy 8"/><text:span text:style-name="T2">Answer:</text:span><text:bookmark-end text:name="__DdeLink__658_3724632904 Copy 8"/><text:bookmark-end text:name="__DdeLink__4_623095903 Copy 8"/><text:span text:style-name="T2"> </text:span><text:bookmark-start text:name="__DdeLink__12_623095903"/><text:span text:style-name="T2">YES</text:span><text:bookmark-end text:name="__DdeLink__12_623095903"/></text:p>
            </text:list-item>
          </text:list>
        </text:list-item>
      </text:list>
      <text:list text:style-name="L12">
        <text:list-item>
          <text:list>
            <text:list-item>
              <text:p text:style-name="P17">Live demo links or case studies? <text:bookmark-start text:name="__DdeLink__658_3724632904 Copy 9"/><text:bookmark-start text:name="__DdeLink__4_623095903 Copy 9"/><text:span text:style-name="T2">Answer:</text:span><text:bookmark-end text:name="__DdeLink__658_3724632904 Copy 9"/><text:bookmark-end text:name="__DdeLink__4_623095903 Copy 9"/><text:span text:style-name="T2"> NO</text:span></text:p>
            </text:list-item>
          </text:list>
        </text:list-item>
      </text:list>
      <text:list text:continue-list="list371170803" text:style-name="L8">
        <text:list-item>
          <text:p text:style-name="P13">Will you add more projects over time? Need a CMS-like interface to add/edit projects?<text:line-break/><text:bookmark-start text:name="__DdeLink__14_623095903"/><text:span text:style-name="T2">Answer:</text:span><text:bookmark-end text:name="__DdeLink__14_623095903"/><text:span text:style-name="T2"> </text:span><text:span text:style-name="T10">Yes, I will add more projects. </text:span>Only <text:span text:style-name="T12">two type of users: </text:span>Visitors and Admin, if I setup this project in a way that me as an Admin can login and edit content the visitors see via UI.</text:p>
        </text:list-item>
      </text:list>
      <text:h text:style-name="Heading_20_2" text:outline-level="2">Hobbies &amp; Personal Touch</text:h>
      <text:p text:style-name="Text_20_body"><text:span text:style-name="Strong_20_Emphasis">Biking Journey:</text:span></text:p>
      <text:list text:style-name="L13">
        <text:list-item>
          <text:p text:style-name="P18">Interactive map showing places visited? <text:bookmark-start text:name="__DdeLink__658_3724632904 Copy 11"/><text:bookmark-start text:name="__DdeLink__4_623095903 Copy 11"/><text:span text:style-name="T2">Answer:</text:span><text:bookmark-end text:name="__DdeLink__658_3724632904 Copy 11"/><text:bookmark-end text:name="__DdeLink__4_623095903 Copy 11"/><text:span text:style-name="T2"> </text:span><text:span text:style-name="T6">Yes</text:span></text:p>
        </text:list-item>
        <text:list-item>
          <text:p text:style-name="P18">Photo gallery with location tags? <text:bookmark-start text:name="__DdeLink__658_3724632904 Copy 12"/><text:bookmark-start text:name="__DdeLink__4_623095903 Copy 12"/><text:span text:style-name="T2">Answer:</text:span><text:bookmark-end text:name="__DdeLink__658_3724632904 Copy 12"/><text:bookmark-end text:name="__DdeLink__4_623095903 Copy 12"/><text:span text:style-name="T2"> </text:span><text:span text:style-name="T6">Sure</text:span></text:p>
        </text:list-item>
        <text:list-item>
          <text:p text:style-name="P19">Stats (total km, bikes owned, trips completed)? <text:bookmark-start text:name="__DdeLink__658_3724632904 Copy 14"/><text:bookmark-start text:name="__DdeLink__4_623095903 Copy 14"/><text:span text:style-name="T2">Answer:</text:span><text:bookmark-end text:name="__DdeLink__658_3724632904 Copy 14"/><text:bookmark-end text:name="__DdeLink__4_623095903 Copy 14"/><text:span text:style-name="T2"> </text:span><text:span text:style-name="T6">Yes</text:span></text:p>
        </text:list-item>
      </text:list>
      <text:p text:style-name="Text_20_body"><text:span text:style-name="Strong_20_Emphasis">Bike Maintenance:</text:span></text:p>
      <text:list text:style-name="L14">
        <text:list-item>
          <text:p text:style-name="P20">Before/after photos of restoration work? <text:bookmark-start text:name="__DdeLink__658_3724632904 Copy 15"/><text:bookmark-start text:name="__DdeLink__4_623095903 Copy 15"/><text:span text:style-name="T2">Answer:</text:span><text:bookmark-end text:name="__DdeLink__658_3724632904 Copy 15"/><text:bookmark-end text:name="__DdeLink__4_623095903 Copy 15"/><text:span text:style-name="T2"> </text:span><text:span text:style-name="T6">Yes</text:span></text:p>
        </text:list-item>
        <text:list-item>
          <text:p text:style-name="P20">Video content? <text:bookmark-start text:name="__DdeLink__658_3724632904 Copy 16"/><text:bookmark-start text:name="__DdeLink__4_623095903 Copy 16"/><text:span text:style-name="T2">Answer:</text:span><text:bookmark-end text:name="__DdeLink__658_3724632904 Copy 16"/><text:bookmark-end text:name="__DdeLink__4_623095903 Copy 16"/><text:span text:style-name="T2"> </text:span><text:span text:style-name="T6">Sure</text:span></text:p>
        </text:list-item>
        <text:list-item>
          <text:p text:style-name="P21"><text:soft-page-break/>Blog-style writeups? <text:bookmark-start text:name="__DdeLink__658_3724632904 Copy 17"/><text:bookmark-start text:name="__DdeLink__4_623095903 Copy 17"/><text:span text:style-name="T2">Answer:</text:span><text:bookmark-end text:name="__DdeLink__658_3724632904 Copy 17"/><text:bookmark-end text:name="__DdeLink__4_623095903 Copy 17"/><text:span text:style-name="T2"> </text:span><text:span text:style-name="T6">Maybe short blogs, if they want detailed they can watch my youtube videos when I create my channel and upload there too.</text:span></text:p>
        </text:list-item>
      </text:list>
      <text:p text:style-name="Text_20_body"><text:span text:style-name="Strong_20_Emphasis">Watches &amp; Longboard:</text:span></text:p>
      <text:list text:style-name="L15">
        <text:list-item>
          <text:p text:style-name="P22">Photo showcases with descriptions? <text:bookmark-start text:name="__DdeLink__658_3724632904 Copy 18"/><text:bookmark-start text:name="__DdeLink__4_623095903 Copy 18"/><text:span text:style-name="T2">Answer:</text:span><text:bookmark-end text:name="__DdeLink__658_3724632904 Copy 18"/><text:bookmark-end text:name="__DdeLink__4_623095903 Copy 18"/><text:span text:style-name="T2"> </text:span><text:bookmark-start text:name="__DdeLink__647_3724632904"/><text:span text:style-name="T6">Yes</text:span><text:bookmark-end text:name="__DdeLink__647_3724632904"/></text:p>
        </text:list-item>
        <text:list-item>
          <text:p text:style-name="P22">Build logs for the longboard? <text:bookmark-start text:name="__DdeLink__658_3724632904 Copy 19"/><text:bookmark-start text:name="__DdeLink__4_623095903 Copy 19"/><text:span text:style-name="T2">Answer:</text:span><text:bookmark-end text:name="__DdeLink__658_3724632904 Copy 19"/><text:bookmark-end text:name="__DdeLink__4_623095903 Copy 19"/><text:span text:style-name="T2"> </text:span><text:span text:style-name="T6">No, this was an easy build.</text:span></text:p>
        </text:list-item>
        <text:list-item>
          <text:p text:style-name="P23">Collection display with specs? <text:bookmark-start text:name="__DdeLink__658_3724632904 Copy 20"/><text:bookmark-start text:name="__DdeLink__4_623095903 Copy 20"/><text:span text:style-name="T2">Answer:</text:span><text:bookmark-end text:name="__DdeLink__658_3724632904 Copy 20"/><text:bookmark-end text:name="__DdeLink__4_623095903 Copy 20"/><text:span text:style-name="T2"> </text:span><text:span text:style-name="T6">Yes</text:span></text:p>
        </text:list-item>
      </text:list>
      <text:h text:style-name="Heading_20_2" text:outline-level="2">Technical Architecture</text:h>
      <text:p text:style-name="Text_20_body"><text:span text:style-name="Strong_20_Emphasis">Backend &amp; Database:</text:span></text:p>
      <text:list xml:id="list4014835288" text:style-name="L16">
        <text:list-item>
          <text:p text:style-name="P24"><text:span text:style-name="Strong_20_Emphasis">Why do you need a backend/database?</text:span> Is it for: </text:p>
          <text:list>
            <text:list-item>
              <text:p text:style-name="P24">Storing project details (could use static data/CMS instead) </text:p>
            </text:list-item>
            <text:list-item>
              <text:p text:style-name="P24">Analytics/visitor tracking </text:p>
            </text:list-item>
            <text:list-item>
              <text:p text:style-name="P24">Contact form submissions </text:p>
            </text:list-item>
            <text:list-item>
              <text:p text:style-name="P24">Blog posts </text:p>
            </text:list-item>
            <text:list-item>
              <text:p text:style-name="P24">Admin panel to update content </text:p>
            </text:list-item>
          </text:list>
        </text:list-item>
      </text:list>
      <text:list text:style-name="L17">
        <text:list-item>
          <text:list>
            <text:list-item>
              <text:p text:style-name="P25">All of the above? <text:bookmark-start text:name="__DdeLink__658_3724632904 Copy 21"/><text:bookmark-start text:name="__DdeLink__4_623095903 Copy 21"/><text:span text:style-name="T2">Answer:</text:span><text:bookmark-end text:name="__DdeLink__658_3724632904 Copy 21"/><text:bookmark-end text:name="__DdeLink__4_623095903 Copy 21"/><text:span text:style-name="T2"> </text:span><text:bookmark-start text:name="__DdeLink__16_623095903"/><text:span text:style-name="T3">YES</text:span><text:bookmark-end text:name="__DdeLink__16_623095903"/></text:p>
            </text:list-item>
          </text:list>
        </text:list-item>
      </text:list>
      <text:list xml:id="list150131582915504" text:continue-list="list4014835288" text:style-name="L16">
        <text:list-item>
          <text:p text:style-name="P24"><text:span text:style-name="Strong_20_Emphasis">Knex vs Alternatives:</text:span> </text:p>
          <text:list>
            <text:list-item>
              <text:p text:style-name="P24">Knex is good if you want raw SQL control </text:p>
            </text:list-item>
            <text:list-item>
              <text:p text:style-name="P24">Have you considered Prisma? Better TypeScript support, type-safe queries </text:p>
            </text:list-item>
          </text:list>
        </text:list-item>
      </text:list>
      <text:list text:style-name="L18">
        <text:list-item>
          <text:list>
            <text:list-item>
              <text:p text:style-name="P26">Or do you prefer writing raw SQL with Knex? <text:line-break/><text:span text:style-name="T3">Answer:</text:span><text:span text:style-name="T11"> </text:span><text:span text:style-name="T4">Lets try Prisma</text:span><text:line-break/></text:p>
            </text:list-item>
          </text:list>
        </text:list-item>
      </text:list>
      <text:list xml:id="list150131996951227" text:continue-list="list150131582915504" text:style-name="L16">
        <text:list-item>
          <text:p text:style-name="P24"><text:span text:style-name="Strong_20_Emphasis">Authentication:</text:span> </text:p>
        </text:list-item>
      </text:list>
      <text:list text:style-name="L19">
        <text:list-item>
          <text:list>
            <text:list-item>
              <text:p text:style-name="P27">Do you need an admin panel to update content? <text:bookmark-start text:name="__DdeLink__658_3724632904 Copy 22"/><text:bookmark-start text:name="__DdeLink__4_623095903 Copy 22"/><text:span text:style-name="T2">Answer:</text:span><text:bookmark-end text:name="__DdeLink__658_3724632904 Copy 22"/><text:bookmark-end text:name="__DdeLink__4_623095903 Copy 22"/><text:span text:style-name="T2"> </text:span><text:span text:style-name="T3">YES</text:span></text:p>
            </text:list-item>
          </text:list>
        </text:list-item>
      </text:list>
      <text:list text:style-name="L20">
        <text:list-item>
          <text:list>
            <text:list-item>
              <text:p text:style-name="P28">If yes, what auth strategy (JWT, sessions, OAuth)? <text:bookmark-start text:name="__DdeLink__658_3724632904 Copy 23"/><text:bookmark-start text:name="__DdeLink__4_623095903 Copy 23"/><text:span text:style-name="T2">Answer:</text:span><text:bookmark-end text:name="__DdeLink__658_3724632904 Copy 23"/><text:bookmark-end text:name="__DdeLink__4_623095903 Copy 23"/><text:span text:style-name="T2"> </text:span><text:span text:style-name="T7">JWT</text:span></text:p>
            </text:list-item>
          </text:list>
        </text:list-item>
      </text:list>
      <text:list text:continue-list="list150131996951227" text:style-name="L16">
        <text:list-item>
          <text:p text:style-name="P24"><text:span text:style-name="Strong_20_Emphasis">API Structure:</text:span> </text:p>
        </text:list-item>
      </text:list>
      <text:list text:style-name="L21">
        <text:list-item>
          <text:list>
            <text:list-item>
              <text:p text:style-name="P29">REST or GraphQL? <text:bookmark-start text:name="__DdeLink__658_3724632904 Copy 24"/><text:bookmark-start text:name="__DdeLink__4_623095903 Copy 24"/><text:span text:style-name="T2">Answer:</text:span><text:bookmark-end text:name="__DdeLink__658_3724632904 Copy 24"/><text:bookmark-end text:name="__DdeLink__4_623095903 Copy 24"/><text:span text:style-name="T2"> </text:span><text:span text:style-name="T3">REST</text:span></text:p>
            </text:list-item>
          </text:list>
        </text:list-item>
      </text:list>
      <text:list text:style-name="L22">
        <text:list-item>
          <text:list>
            <text:list-item>
              <text:p text:style-name="P30">What endpoints do you envision? (projects, skills, hobbies, spotify-proxy, contact?) <text:bookmark-start text:name="__DdeLink__658_3724632904 Copy 25"/><text:bookmark-start text:name="__DdeLink__4_623095903 Copy 25"/><text:span text:style-name="T2">Answer:</text:span><text:bookmark-end text:name="__DdeLink__658_3724632904 Copy 25"/><text:bookmark-end text:name="__DdeLink__4_623095903 Copy 25"/><text:span text:style-name="T2"> </text:span><text:span text:style-name="T7">Not sure, lets follow industry standard.</text:span></text:p>
            </text:list-item>
          </text:list>
        </text:list-item>
      </text:list>
      <text:h text:style-name="Heading_20_2" text:outline-level="2">UX &amp; Design</text:h>
      <text:p text:style-name="Text_20_body"><text:span text:style-name="Strong_20_Emphasis">Navigation &amp; Layout:</text:span></text:p>
      <text:list text:style-name="L23">
        <text:list-item>
          <text:p text:style-name="P31">Single-page scroll experience or multi-page? <text:bookmark-start text:name="__DdeLink__658_3724632904 Copy 26"/><text:bookmark-start text:name="__DdeLink__4_623095903 Copy 26"/><text:span text:style-name="T2">Answer:</text:span><text:bookmark-end text:name="__DdeLink__658_3724632904 Copy 26"/><text:bookmark-end text:name="__DdeLink__4_623095903 Copy 26"/><text:span text:style-name="T2"> </text:span><text:span text:style-name="T5">Single Page for now, lets see later if we will need multiple pages. We might need something separate if I an admin can login to edit.</text:span></text:p>
        </text:list-item>
        <text:list-item>
          <text:p text:style-name="P31">Navigation style - fixed header, hamburger menu, or something creative? <text:bookmark-start text:name="__DdeLink__658_3724632904 Copy 32"/><text:bookmark-start text:name="__DdeLink__4_623095903 Copy 32"/><text:span text:style-name="T2">Answer:</text:span><text:bookmark-end text:name="__DdeLink__658_3724632904 Copy 32"/><text:bookmark-end text:name="__DdeLink__4_623095903 Copy 32"/><text:span text:style-name="T2"> </text:span><text:span text:style-name="T7">Something Creative</text:span></text:p>
        </text:list-item>
        <text:list-item>
          <text:p text:style-name="P32">Dark/light mode toggle? <text:bookmark-start text:name="__DdeLink__658_3724632904 Copy 27"/><text:bookmark-start text:name="__DdeLink__4_623095903 Copy 27"/><text:span text:style-name="T2">Answer:</text:span><text:bookmark-end text:name="__DdeLink__658_3724632904 Copy 27"/><text:bookmark-end text:name="__DdeLink__4_623095903 Copy 27"/><text:span text:style-name="T2"> </text:span><text:span text:style-name="T7">Yes for now.</text:span></text:p>
        </text:list-item>
      </text:list>
      <text:p text:style-name="Text_20_body"><text:span text:style-name="Strong_20_Emphasis"/></text:p>
      <text:p text:style-name="Text_20_body"><text:span text:style-name="Strong_20_Emphasis">Custom Cursor:</text:span></text:p>
      <text:list text:style-name="L24">
        <text:list-item>
          <text:p text:style-name="P33"><text:soft-page-break/>What behavior? (hover effects, click animations, trail effect?) <text:bookmark-start text:name="__DdeLink__658_3724632904 Copy 28"/><text:bookmark-start text:name="__DdeLink__4_623095903 Copy 28"/><text:span text:style-name="T2">Answer:</text:span><text:bookmark-end text:name="__DdeLink__658_3724632904 Copy 28"/><text:bookmark-end text:name="__DdeLink__4_623095903 Copy 28"/><text:span text:style-name="T2"> </text:span><text:span text:style-name="T5">Not sure, just not the default arrow</text:span></text:p>
        </text:list-item>
        <text:list-item>
          <text:p text:style-name="P34">Should it change based on section/context? <text:bookmark-start text:name="__DdeLink__658_3724632904 Copy 29"/><text:bookmark-start text:name="__DdeLink__4_623095903 Copy 29"/><text:span text:style-name="T2">Answer:</text:span><text:bookmark-end text:name="__DdeLink__658_3724632904 Copy 29"/><text:bookmark-end text:name="__DdeLink__4_623095903 Copy 29"/><text:span text:style-name="T2"> </text:span><text:span text:style-name="T5">Maybe later</text:span></text:p>
        </text:list-item>
      </text:list>
      <text:p text:style-name="Text_20_body"><text:span text:style-name="Strong_20_Emphasis">Loader:</text:span></text:p>
      <text:list text:style-name="L25">
        <text:list-item>
          <text:p text:style-name="P35">Loader theme - minimalist, playful, technical? <text:bookmark-start text:name="__DdeLink__658_3724632904 Copy 30"/><text:bookmark-start text:name="__DdeLink__4_623095903 Copy 30"/><text:span text:style-name="T2">Answer:</text:span><text:bookmark-end text:name="__DdeLink__658_3724632904 Copy 30"/><text:bookmark-end text:name="__DdeLink__4_623095903 Copy 30"/><text:span text:style-name="T2"> </text:span><text:span text:style-name="T7">Minimalist</text:span></text:p>
        </text:list-item>
        <text:list-item>
          <text:p text:style-name="P36">Should it show loading progress? <text:bookmark-start text:name="__DdeLink__658_3724632904 Copy 31"/><text:bookmark-start text:name="__DdeLink__4_623095903 Copy 31"/><text:span text:style-name="T2">Answer:</text:span><text:bookmark-end text:name="__DdeLink__658_3724632904 Copy 31"/><text:bookmark-end text:name="__DdeLink__4_623095903 Copy 31"/><text:span text:style-name="T2"> </text:span><text:span text:style-name="T5">No</text:span></text:p>
        </text:list-item>
      </text:list>
      <text:p text:style-name="Text_20_body"><text:span text:style-name="Strong_20_Emphasis">Responsive Design:</text:span></text:p>
      <text:list text:style-name="L26">
        <text:list-item>
          <text:p text:style-name="P37">How important is mobile experience? (animations might be heavy) <text:bookmark-start text:name="__DdeLink__658_3724632904 Copy 34"/><text:bookmark-start text:name="__DdeLink__4_623095903 Copy 34"/><text:span text:style-name="T2">Answer:</text:span><text:bookmark-end text:name="__DdeLink__658_3724632904 Copy 34"/><text:bookmark-end text:name="__DdeLink__4_623095903 Copy 34"/><text:span text:style-name="T2"> <text:s/></text:span><text:span text:style-name="T7">Its important, I want visitors from mobile to have the same experience.</text:span></text:p>
        </text:list-item>
        <text:list-item>
          <text:p text:style-name="P38">Touch-friendly interactions for mobile? <text:bookmark-start text:name="__DdeLink__658_3724632904 Copy 33"/><text:bookmark-start text:name="__DdeLink__4_623095903 Copy 33"/><text:span text:style-name="T2">Answer:</text:span><text:bookmark-end text:name="__DdeLink__658_3724632904 Copy 33"/><text:bookmark-end text:name="__DdeLink__4_623095903 Copy 33"/><text:span text:style-name="T2"> </text:span><text:span text:style-name="T7">Yes</text:span></text:p>
        </text:list-item>
      </text:list>
      <text:h text:style-name="Heading_20_2" text:outline-level="2">Performance &amp; Analytics</text:h>
      <text:list text:style-name="L27">
        <text:list-item>
          <text:p text:style-name="P39">Do you want to track: <text:bookmark-start text:name="__DdeLink__658_3724632904 Copy 35"/><text:bookmark-start text:name="__DdeLink__4_623095903 Copy 35"/><text:span text:style-name="T2">Answer:</text:span><text:bookmark-end text:name="__DdeLink__658_3724632904 Copy 35"/><text:bookmark-end text:name="__DdeLink__4_623095903 Copy 35"/><text:span text:style-name="T2"> <text:s/></text:span><text:span text:style-name="T8">Yes all</text:span></text:p>
          <text:list>
            <text:list-item>
              <text:p text:style-name="P41">Page views </text:p>
            </text:list-item>
            <text:list-item>
              <text:p text:style-name="P41">Time spent on sections </text:p>
            </text:list-item>
            <text:list-item>
              <text:p text:style-name="P41">Click tracking </text:p>
            </text:list-item>
            <text:list-item>
              <text:p text:style-name="P41">Geographic data </text:p>
            </text:list-item>
          </text:list>
        </text:list-item>
        <text:list-item>
          <text:p text:style-name="P40">Self-hosted analytics or third-party (Google Analytics, Plausible)? <text:bookmark-start text:name="__DdeLink__658_3724632904 Copy 36"/><text:bookmark-start text:name="__DdeLink__4_623095903 Copy 36"/><text:span text:style-name="T2">Answer:</text:span><text:bookmark-end text:name="__DdeLink__658_3724632904 Copy 36"/><text:bookmark-end text:name="__DdeLink__4_623095903 Copy 36"/><text:span text:style-name="T2"> </text:span><text:span text:style-name="T8">I want to use my own tracking, lets build analytics alongside the backend to keep track and store in db.</text:span></text:p>
        </text:list-item>
      </text:list>
      <text:h text:style-name="Heading_20_2" text:outline-level="2">Deployment &amp; Hosting</text:h>
      <text:list text:style-name="L28">
        <text:list-item>
          <text:p text:style-name="P42">Where do you plan to host? <text:bookmark-start text:name="__DdeLink__658_3724632904 Copy 37"/><text:bookmark-start text:name="__DdeLink__4_623095903 Copy 37"/><text:bookmark-start text:name="__DdeLink__742_3724632904"/><text:span text:style-name="T2">Answer:</text:span><text:bookmark-end text:name="__DdeLink__658_3724632904 Copy 37"/><text:bookmark-end text:name="__DdeLink__4_623095903 Copy 37"/><text:span text:style-name="T2"> </text:span><text:bookmark-end text:name="__DdeLink__742_3724632904"/><text:span text:style-name="T8">Since this is a personal project </text:span><text:span text:style-name="T9">so I’m looking for free hosting</text:span></text:p>
          <text:list>
            <text:list-item>
              <text:p text:style-name="P44">Frontend: Vercel, Netlify, custom server? </text:p>
            </text:list-item>
            <text:list-item>
              <text:p text:style-name="P44">Backend: Railway, Render, AWS, VPS? </text:p>
            </text:list-item>
            <text:list-item>
              <text:p text:style-name="P44">Database: Managed service or self-hosted? </text:p>
            </text:list-item>
          </text:list>
        </text:list-item>
        <text:list-item>
          <text:p text:style-name="P42">CI/CD pipeline needed? <text:bookmark-start text:name="__DdeLink__658_3724632904 Copy 37 Copy 2"/><text:bookmark-start text:name="__DdeLink__4_623095903 Copy 37 Copy 2"/><text:span text:style-name="T2">Answer:</text:span><text:bookmark-end text:name="__DdeLink__658_3724632904 Copy 37 Copy 2"/><text:bookmark-end text:name="__DdeLink__4_623095903 Copy 37 Copy 2"/><text:span text:style-name="T2"> </text:span><text:span text:style-name="T8">Not sure.</text:span></text:p>
        </text:list-item>
        <text:list-item>
          <text:p text:style-name="P43">Custom domain ready? <text:bookmark-start text:name="__DdeLink__658_3724632904 Copy 37 Copy 1"/><text:bookmark-start text:name="__DdeLink__4_623095903 Copy 37 Copy 1"/><text:span text:style-name="T2">Answer:</text:span><text:bookmark-end text:name="__DdeLink__658_3724632904 Copy 37 Copy 1"/><text:bookmark-end text:name="__DdeLink__4_623095903 Copy 37 Copy 1"/><text:span text:style-name="T2"> </text:span><text:span text:style-name="T8">I don’t know what this means, but I might need to get a domian name for this.</text:span></text:p>
        </text:list-item>
      </text:list>
      <text:h text:style-name="Heading_20_2" text:outline-level="2">Content Management</text:h>
      <text:p text:style-name="Text_20_body"><text:span text:style-name="Strong_20_Emphasis">This is important:</text:span> Given you'll want to update projects, biking trips, etc. - do you want:</text:p>
      <text:list text:style-name="L29">
        <text:list-item>
          <text:p text:style-name="P45">A full admin panel to manage content via UI? <text:bookmark-start text:name="__DdeLink__658_3724632904 Copy 37 Copy 3"/><text:bookmark-start text:name="__DdeLink__4_623095903 Copy 37 Copy 3"/><text:bookmark-start text:name="__DdeLink__758_3724632904"/><text:span text:style-name="T2">Answer:</text:span><text:bookmark-end text:name="__DdeLink__658_3724632904 Copy 37 Copy 3"/><text:bookmark-end text:name="__DdeLink__4_623095903 Copy 37 Copy 3"/><text:span text:style-name="T2"> </text:span><text:bookmark-end text:name="__DdeLink__758_3724632904"/><text:span text:style-name="T5">YES</text:span><text:bookmark-end text:name="__DdeLink__656_3724632904"/></text:p>
        </text:list-item>
      </text:list>
      <text:p text:style-name="Horizontal_20_Line"/>
      <text:p text:style-name="P1"><text:span text:style-name="Strong_20_Emphasis">My Initial Recommendations:<text:line-break/></text:span></text:p>
      <text:list text:style-name="L30">
        <text:list-item>
          <text:p text:style-name="P46"><text:span text:style-name="Strong_20_Emphasis">Consider if you really need a backend</text:span> - unless you need an admin panel or server-side features, you could use a headless CMS or static data with periodic rebuilds. <text:bookmark-start text:name="__DdeLink__658_3724632904 Copy 37 Copy 3 Copy 1"/><text:bookmark-start text:name="__DdeLink__4_623095903 Copy 37 Copy 3 Copy 1"/><text:span text:style-name="T2">Answer:</text:span><text:bookmark-end text:name="__DdeLink__658_3724632904 Copy 37 Copy 3 Copy 1"/><text:bookmark-end text:name="__DdeLink__4_623095903 Copy 37 Copy 3 Copy 1"/><text:span text:style-name="T2"> <text:s/></text:span><text:span text:style-name="T8">Yes I need backend</text:span></text:p>
        </text:list-item>
        <text:list-item>
          <text:p text:style-name="P46"><text:soft-page-break/><text:span text:style-name="Strong_20_Emphasis">If keeping backend, use Prisma over Knex</text:span> - better DX with TypeScript, easier migrations. <text:bookmark-start text:name="__DdeLink__658_3724632904 Copy 37 Copy 3 Copy 2"/><text:bookmark-start text:name="__DdeLink__4_623095903 Copy 37 Copy 3 Copy 2"/><text:span text:style-name="T2">Answer:</text:span><text:bookmark-end text:name="__DdeLink__658_3724632904 Copy 37 Copy 3 Copy 2"/><text:bookmark-end text:name="__DdeLink__4_623095903 Copy 37 Copy 3 Copy 2"/><text:span text:style-name="T2"> </text:span><text:span text:style-name="T5">OK</text:span></text:p>
        </text:list-item>
        <text:list-item>
          <text:p text:style-name="P46"><text:span text:style-name="Strong_20_Emphasis">Add a contact form</text:span> to your requirements - recruiters will want to reach you. <text:bookmark-start text:name="__DdeLink__658_3724632904 Copy 37 Copy 3 Copy 3"/><text:bookmark-start text:name="__DdeLink__4_623095903 Copy 37 Copy 3 Copy 3"/><text:span text:style-name="T2">Answer:</text:span><text:bookmark-end text:name="__DdeLink__658_3724632904 Copy 37 Copy 3 Copy 3"/><text:bookmark-end text:name="__DdeLink__4_623095903 Copy 37 Copy 3 Copy 3"/><text:span text:style-name="T2"> </text:span><text:span text:style-name="T8">Sure</text:span></text:p>
        </text:list-item>
        <text:list-item>
          <text:p text:style-name="P46"><text:span text:style-name="Strong_20_Emphasis">Consider accessibility</text:span> - custom cursors, heavy animations can hurt accessibility. <text:bookmark-start text:name="__DdeLink__658_3724632904 Copy 37 Copy 3 Copy 4"/><text:bookmark-start text:name="__DdeLink__4_623095903 Copy 37 Copy 3 Copy 4"/><text:span text:style-name="T2">Answer:</text:span><text:bookmark-end text:name="__DdeLink__658_3724632904 Copy 37 Copy 3 Copy 4"/><text:bookmark-end text:name="__DdeLink__4_623095903 Copy 37 Copy 3 Copy 4"/><text:span text:style-name="T2"> </text:span><text:span text:style-name="T8">Lets build it for now, and optimize it later.</text:span></text:p>
        </text:list-item>
        <text:list-item>
          <text:p text:style-name="P47"><text:bookmark-start text:name="__DdeLink__754_3724632904"/><text:span text:style-name="Strong_20_Emphasis">Add SEO requirements</text:span> - meta tags, Open Graph, sitemap, etc.<text:bookmark-end text:name="__DdeLink__754_3724632904"/> <text:s/><text:bookmark-start text:name="__DdeLink__658_3724632904 Copy 37 Copy 3 Copy 5"/><text:bookmark-start text:name="__DdeLink__4_623095903 Copy 37 Copy 3 Copy 5"/><text:span text:style-name="T2">Answer:</text:span><text:bookmark-end text:name="__DdeLink__658_3724632904 Copy 37 Copy 3 Copy 5"/><text:bookmark-end text:name="__DdeLink__4_623095903 Copy 37 Copy 3 Copy 5"/><text:span text:style-name="T2"> <text:s/></text:span><text:span text:style-name="T8">Sure</text:span><text:bookmark-end text:name="__DdeLink__1390_3724632904"/><text:bookmark-end text:name="__DdeLink__974_3724632904"/></text:p>
        </text:list-item>
      </text:list>
      <text:p text:style-name="Text_20_body">What are your thoughts on these questions? Any priorities or must-haves I should know about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8:08:22.748326794</meta:creation-date>
    <dc:date>2025-12-18T15:01:30.460598264</dc:date>
    <meta:editing-duration>PT1H55M53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4" meta:paragraph-count="93" meta:word-count="926" meta:character-count="5548" meta:non-whitespace-character-count="4749"/>
  </office:meta>
</office:document-meta>
</file>